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Table1">
      <style:table-properties table:align="center"/>
    </style:style>
    <style:style style:name="Table1.A" style:family="table-column">
      <style:table-column-properties style:rel-column-width="14563*"/>
    </style:style>
    <style:style style:name="Table1.B" style:family="table-column">
      <style:table-column-properties style:rel-column-width="17293*"/>
    </style:style>
    <style:style style:name="Table1.C" style:family="table-column">
      <style:table-column-properties style:rel-column-width="18204*"/>
    </style:style>
    <style:style style:name="Table1.D" style:family="table-column">
      <style:table-column-properties style:rel-column-width="14563*"/>
    </style:style>
    <style:style style:name="Table1.A1" style:family="table-cell">
      <style:table-cell-properties fo:border="none"/>
    </style:style>
  </office:automatic-styles>
  <office:body>
    <office:text>
      <text:h text:style-name="Heading_20_2" text:outline-level="2">Reflection Essay</text:h>
      <text:p text:style-name="First_20_paragraph">The reflection essay assignment asks students to think carefully about their work in the course, and discuss their experience working on various course assignments. Studies have shown that careful reflection helps students retain lessons and build awareness and skills! Many of the learning experiences in this course will consist of short, in-class or at-home exercises, and the reflection essay gives students a chance to think carefully about these experiences, and better absorb the learning that took place during these exercises.</text:p>
      <text:p text:style-name="Text_20_body">Much of the work in this class will be public, but the reflection essay will not. Students will submit reflection essays to the instructors alone via elearning.</text:p>
      <text:h text:style-name="Heading_20_3" text:outline-level="3">Essay structure</text:h>
      <text:p text:style-name="First_20_paragraph">Essays should focus on what you learned from your experience in class. This can include events that frustrated you, or things you are trying to learn but are still struggling with! However, try to focus on the events and details that influenced your learning, and leave other details aside.</text:p>
      <text:p text:style-name="Text_20_body">Your essay should consist of one to three well-structured paragraphs. Remember that a paragraph centers around discussing a single idea. Use your paragraphs to organize your thoughts!</text:p>
      <text:p text:style-name="Text_20_body">For each reflection essay, a series of questions has been provided below. These questions are designed to get you started, and focus your thinking on learning and class work. <text:span text:style-name="T1">Your</text:span><text:span text:style-name="T2"> </text:span><text:span text:style-name="T3">essay</text:span><text:span text:style-name="T4"> </text:span><text:span text:style-name="T5">should</text:span><text:span text:style-name="T6"> </text:span><text:span text:style-name="T7">NOT</text:span><text:span text:style-name="T8"> </text:span><text:span text:style-name="T9">be</text:span><text:span text:style-name="T10"> </text:span><text:span text:style-name="T11">a</text:span><text:span text:style-name="T12"> </text:span><text:span text:style-name="T13">list</text:span><text:span text:style-name="T14"> </text:span><text:span text:style-name="T15">of</text:span><text:span text:style-name="T16"> </text:span><text:span text:style-name="T17">answers</text:span><text:span text:style-name="T18"> </text:span><text:span text:style-name="T19">to</text:span><text:span text:style-name="T20"> </text:span><text:span text:style-name="T21">these</text:span><text:span text:style-name="T22"> </text:span><text:span text:style-name="T23">questions</text:span><text:span text:style-name="T24">.</text:span> Essays that do not directly answer the questions listed, but still provide a clear, detailed discussion of specific learning experiences the student had are acceptable.</text:p>
      <text:h text:style-name="Heading_20_3" text:outline-level="3">Reflection Essay One</text:h>
      <text:p text:style-name="First_20_paragraph">For reflection essay one (due August 31) consider the following questions:</text:p>
      <text:list text:style-name="L1">
        <text:list-item>
          <text:p text:style-name="P1">What did you expect this class to teach you when you signed up for it? How have your expectations changed or been confirmed by our initial conversations?</text:p>
        </text:list-item>
        <text:list-item>
          <text:p text:style-name="P1">What are your goals for this class? What do you feel you need to know about writing and research online?</text:p>
        </text:list-item>
        <text:list-item>
          <text:p text:style-name="P1">What about the Rheingold reading most surprised you? What most confirmed your expectations about the digital environment?</text:p>
        </text:list-item>
      </text:list>
      <text:h text:style-name="Heading_20_3" text:outline-level="3">Reflection Essay Two</text:h>
      <text:p text:style-name="First_20_paragraph"><text:span text:style-name="T25">Prompts</text:span><text:span text:style-name="T26"> </text:span><text:span text:style-name="T27">TBA</text:span><text:span text:style-name="T28">,</text:span><text:span text:style-name="T29"> </text:span><text:span text:style-name="T30">check</text:span><text:span text:style-name="T31"> </text:span><text:span text:style-name="T32">back</text:span><text:span text:style-name="T33"> </text:span><text:span text:style-name="T34">immediately</text:span><text:span text:style-name="T35"> </text:span><text:span text:style-name="T36">before</text:span><text:span text:style-name="T37"> </text:span><text:span text:style-name="T38">the</text:span><text:span text:style-name="T39"> </text:span><text:span text:style-name="T40">assignment</text:span></text:p>
      <text:h text:style-name="Heading_20_3" text:outline-level="3">Reflection Essay Three</text:h>
      <text:p text:style-name="First_20_paragraph"><text:span text:style-name="T41">Prompts</text:span><text:span text:style-name="T42"> </text:span><text:span text:style-name="T43">TBA</text:span><text:span text:style-name="T44">,</text:span><text:span text:style-name="T45"> </text:span><text:span text:style-name="T46">check</text:span><text:span text:style-name="T47"> </text:span><text:span text:style-name="T48">back</text:span><text:span text:style-name="T49"> </text:span><text:span text:style-name="T50">immediately</text:span><text:span text:style-name="T51"> </text:span><text:span text:style-name="T52">before</text:span><text:span text:style-name="T53"> </text:span><text:span text:style-name="T54">the</text:span><text:span text:style-name="T55"> </text:span><text:span text:style-name="T56">assignment</text:span></text:p>
      <text:h text:style-name="Heading_20_3" text:outline-level="3">Reflection Essay Four</text:h>
      <text:p text:style-name="First_20_paragraph"><text:span text:style-name="T57">Prompts</text:span><text:span text:style-name="T58"> </text:span><text:span text:style-name="T59">TBA</text:span><text:span text:style-name="T60">,</text:span><text:span text:style-name="T61"> </text:span><text:span text:style-name="T62">check</text:span><text:span text:style-name="T63"> </text:span><text:span text:style-name="T64">back</text:span><text:span text:style-name="T65"> </text:span><text:span text:style-name="T66">immediately</text:span><text:span text:style-name="T67"> </text:span><text:span text:style-name="T68">before</text:span><text:span text:style-name="T69"> </text:span><text:span text:style-name="T70">the</text:span><text:span text:style-name="T71"> </text:span><text:span text:style-name="T72">assignment</text:span></text:p>
      <text:h text:style-name="Heading_20_3" text:outline-level="3">Other requirements and assessment</text:h>
      <text:p text:style-name="First_20_paragraph">Reflection essays must be 350 to 500 words in length.</text:p>
      <text:p text:style-name="Text_20_body">Reflection essays written in the first person are acceptable. Essays do not need to use "formal" language, but should avoid offensive or inappropriate language. Essays should be clearly written and avoid grammar mistakes that obscure meaning.</text:p>
      <text:p text:style-name="Text_20_body">Submit your essay via the elearning system in one of the following formats: - Word (.doc or .docx) - Open Office (.odt) - Adobe PDF (.pdf) - Rich text (.rtf)</text:p>
      <text:p text:style-name="Text_20_body"><text:span text:style-name="T73">Please</text:span><text:span text:style-name="T74"> </text:span><text:span text:style-name="T75">do</text:span><text:span text:style-name="T76"> </text:span><text:span text:style-name="T77">not</text:span><text:span text:style-name="T78"> </text:span><text:span text:style-name="T79">submit</text:span><text:span text:style-name="T80"> </text:span><text:span text:style-name="T81">essays</text:span><text:span text:style-name="T82"> </text:span><text:span text:style-name="T83">in</text:span><text:span text:style-name="T84"> </text:span><text:span text:style-name="T85">other</text:span><text:span text:style-name="T86"> </text:span><text:span text:style-name="T87">formats</text:span><text:span text:style-name="T88">,</text:span><text:span text:style-name="T89"> </text:span><text:span text:style-name="T90">such</text:span><text:span text:style-name="T91"> </text:span><text:span text:style-name="T92">as</text:span><text:span text:style-name="T93"> </text:span><text:span text:style-name="T94">microsoft</text:span><text:span text:style-name="T95"> </text:span><text:span text:style-name="T96">works</text:span><text:span text:style-name="T97"> </text:span><text:span text:style-name="T98">or</text:span><text:span text:style-name="T99"> </text:span><text:span text:style-name="T100">apple</text:span><text:span text:style-name="T101"> </text:span><text:span text:style-name="T102">pages</text:span><text:span text:style-name="T103"> </text:span><text:span text:style-name="T104">files</text:span><text:span text:style-name="T105">.</text:span><text:span text:style-name="T106"> </text:span><text:span text:style-name="T107">These</text:span><text:span text:style-name="T108"> </text:span><text:span text:style-name="T109">files</text:span><text:span text:style-name="T110"> </text:span><text:span text:style-name="T111">are</text:span><text:span text:style-name="T112"> </text:span><text:span text:style-name="T113">not</text:span><text:span text:style-name="T114"> </text:span><text:span text:style-name="T115">openable</text:span><text:span text:style-name="T116"> </text:span><text:span text:style-name="T117">by</text:span><text:span text:style-name="T118"> </text:span><text:span text:style-name="T119">the</text:span><text:span text:style-name="T120"> </text:span><text:span text:style-name="T121">instructor</text:span><text:span text:style-name="T122">.</text:span><text:span text:style-name="T123"> </text:span><text:span text:style-name="T124">Submitting</text:span><text:span text:style-name="T125"> </text:span><text:span text:style-name="T126">an</text:span><text:span text:style-name="T127"> </text:span><text:span text:style-name="T128">unopenable</text:span><text:span text:style-name="T129"> </text:span><text:span text:style-name="T130">file</text:span><text:span text:style-name="T131"> </text:span><text:span text:style-name="T132">may</text:span><text:span text:style-name="T133"> </text:span><text:span text:style-name="T134">result</text:span><text:span text:style-name="T135"> </text:span><text:span text:style-name="T136">in</text:span><text:span text:style-name="T137"> </text:span><text:span text:style-name="T138">your</text:span><text:span text:style-name="T139"> </text:span><text:span text:style-name="T140">assignment</text:span><text:span text:style-name="T141"> </text:span><text:span text:style-name="T142">not</text:span><text:span text:style-name="T143"> </text:span><text:span text:style-name="T144">receiving</text:span><text:span text:style-name="T145"> </text:span><text:span text:style-name="T146">credit</text:span><text:span text:style-name="T147">!</text:span><text:span text:style-name="T148">!</text:span></text:p>
      <text:p text:style-name="Text_20_body">Reflection essays will be graded based on the rubric below.</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Table_20_Contents">Excellent</text:p>
          </table:table-cell>
          <table:table-cell table:style-name="Table1.A1" office:value-type="string">
            <text:p text:style-name="Table_20_Contents">Good</text:p>
          </table:table-cell>
          <table:table-cell table:style-name="Table1.A1" office:value-type="string">
            <text:p text:style-name="Table_20_Contents">Needs Improvement</text:p>
          </table:table-cell>
        </table:table-row>
        <table:table-row>
          <table:table-cell table:style-name="Table1.A1" office:value-type="string">
            <text:p text:style-name="Table_20_Contents">Class Content</text:p>
          </table:table-cell>
          <table:table-cell table:style-name="Table1.A1" office:value-type="string">
            <text:p text:style-name="Table_20_Contents">The essay clearly shows the student's learning experience and makes detailed, specific references to relevant class activities and reading.</text:p>
          </table:table-cell>
          <table:table-cell table:style-name="Table1.A1" office:value-type="string">
            <text:p text:style-name="Table_20_Contents">The essay attempts to show the student's learning, but leaves out crucial supporting details, or includes irrelevant or distracting information.</text:p>
          </table:table-cell>
          <table:table-cell table:style-name="Table1.A1" office:value-type="string">
            <text:p text:style-name="Table_20_Contents">The essay does not directly address the student's learning experiences in our class.</text:p>
          </table:table-cell>
        </table:table-row>
        <table:table-row>
          <table:table-cell table:style-name="Table1.A1" office:value-type="string">
            <text:p text:style-name="Table_20_Contents">Structure</text:p>
          </table:table-cell>
          <table:table-cell table:style-name="Table1.A1" office:value-type="string">
            <text:p text:style-name="Table_20_Contents">The essay is organized into 1-3 coherent paragraphs. The essay does not directly respond to the prompt questions given, but uses them as a jumping off point for analysis and synthesis by the student.</text:p>
          </table:table-cell>
          <table:table-cell table:style-name="Table1.A1" office:value-type="string">
            <text:p text:style-name="Table_20_Contents">The essay is organized into 1-3 paragraphs, each addressing a single argument, but some distracting or unorganized content is included.</text:p>
          </table:table-cell>
          <table:table-cell table:style-name="Table1.A1" office:value-type="string">
            <text:p text:style-name="Table_20_Contents">The essay lacks a paragraph structure, or consists of a series of unconnected answers to prompt questions.</text:p>
          </table:table-cell>
        </table:table-row>
        <table:table-row>
          <table:table-cell table:style-name="Table1.A1" office:value-type="string">
            <text:p text:style-name="Table_20_Contents">Style</text:p>
          </table:table-cell>
          <table:table-cell table:style-name="Table1.A1" office:value-type="string">
            <text:p text:style-name="Table_20_Contents">The essay uses clear language, avoids serious grammar errors, and communicates a sense of the student's unique voice.</text:p>
          </table:table-cell>
          <table:table-cell table:style-name="Table1.A1" office:value-type="string">
            <text:p text:style-name="Table_20_Contents">The essay uses clear language, but may contain some grammar errors.</text:p>
          </table:table-cell>
          <table:table-cell table:style-name="Table1.A1" office:value-type="string">
            <text:p text:style-name="Table_20_Contents">The essay has many grammar errors which obscure meaning, or uses inappropriate or offensive language.</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